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cm" svg:y="1.455cm">
            <draw:object draw:notify-on-update-of-ranges="Feuille1.B1:Feuille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style-name="Default"/>
          <table:table-cell table:formula="of:=[.B2]+[.B1]" office:value-type="float" office:value="3" calcext:value-type="float">
            <text:p>3</text:p>
          </table:table-cell>
          <table:table-cell/>
          <table:table-cell office:value-type="string" calcext:value-type="string">
            <text:p>C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01:38.292600307</meta:creation-date>
    <dc:date>2024-08-02T07:23:55.581058031</dc:date>
    <meta:editing-duration>PT1H36M39S</meta:editing-duration>
    <meta:editing-cycles>9</meta:editing-cycles>
    <meta:generator>LibreOffice/7.3.7.2$Linux_X86_64 LibreOffice_project/30$Build-2</meta:generator>
    <meta:document-statistic meta:table-count="2" meta:cell-count="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4.201cm" style:legend-expansion="high" chart:style-name="ch2"/>
        <chart:plot-area chart:style-name="ch3" table:cell-range-address="Feuille1.B1:Feuille1.B3" svg:x="0.347cm" svg:y="0.259cm" svg:width="13.016cm" svg:height="8.639cm">
          <chart:coordinate-region svg:x="1.074cm" svg:y="0.459cm" svg:width="12.289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1:Feuille1.B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B1:Feuille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